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78a" officeooo:paragraph-rsid="001e878a"/>
    </style:style>
    <style:style style:name="P2" style:family="paragraph" style:parent-style-name="Standard">
      <style:text-properties officeooo:paragraph-rsid="001e878a"/>
    </style:style>
    <style:style style:name="T1" style:family="text">
      <style:text-properties officeooo:rsid="001e8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1</text:p>
      <text:p text:style-name="P1">2.</text:p>
      <text:p text:style-name="P1"><text:tab/>var sum = 0; (line 5)</text:p>
      <text:p text:style-name="P1">3.</text:p>
      <text:p text:style-name="P1"><text:tab/>13</text:p>
      <text:p text:style-name="P1">4.</text:p>
      <text:p text:style-name="P1"><text:tab/>sum (line 10)</text:p>
      <text:p text:style-name="P1">5.</text:p>
      <text:p text:style-name="P1"><text:tab/>by one (i++) (line 6)</text:p>
      <text:p text:style-name="P1">6.</text:p>
      <text:p text:style-name="P1"><text:tab/>(i++) (line 6)</text:p>
      <text:p text:style-name="P1">7.</text:p>
      <text:p text:style-name="P1"><text:tab/>0<text:tab/>1<text:tab/>1</text:p>
      <text:p text:style-name="P1"><text:tab/>1<text:tab/>2<text:tab/>3</text:p>
      <text:p text:style-name="P1"><text:tab/>3<text:tab/>3<text:tab/>6</text:p>
      <text:p text:style-name="P1"><text:tab/>6<text:tab/>4<text:tab/>10</text:p>
      <text:p text:style-name="P1"><text:tab/>10<text:tab/>5<text:tab/>15</text:p>
      <text:p text:style-name="P1"><text:tab/>15<text:tab/>6<text:tab/>21</text:p>
      <text:p text:style-name="P1"><text:tab/>21<text:tab/>7<text:tab/>28</text:p>
      <text:p text:style-name="P2"><text:span text:style-name="T1"><text:tab/>28<text:tab/>8<text:tab/>36</text:span></text:p>
      <text:p text:style-name="P2"><text:tab/><text:span text:style-name="T1">36<text:tab/>9<text:tab/>45</text:span></text:p>
      <text:p text:style-name="P2"><text:tab/><text:span text:style-name="T1">45<text:tab/>10<text:tab/>55</text:span></text:p>
      <text:p text:style-name="P2"><text:tab/><text:span text:style-name="T1">55<text:tab/>11<text:tab/>66</text:span></text:p>
      <text:p text:style-name="P2"><text:tab/><text:span text:style-name="T1">66<text:tab/>12<text:tab/>78</text:span></text:p>
      <text:p text:style-name="P2"><text:tab/><text:span text:style-name="T1">78<text:tab/>13<text:tab/>91</text:span></text:p>
      <text:p text:style-name="P1">8.</text:p>
      <text:p text:style-name="P1"><text:tab/>The sum was 9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0:58:50.296754346</meta:creation-date>
    <dc:date>2020-09-21T14:47:32.052006235</dc:date>
    <meta:editing-duration>PT18M21S</meta:editing-duration>
    <meta:editing-cycles>1</meta:editing-cycles>
    <meta:document-statistic meta:table-count="0" meta:image-count="0" meta:object-count="0" meta:page-count="1" meta:paragraph-count="28" meta:word-count="70" meta:character-count="210" meta:non-whitespace-character-count="148"/>
    <meta:generator>LibreOffice/6.4.3.2$Linux_X86_64 LibreOffice_project/40$Build-2</meta:generator>
  </office:meta>
</office:document-meta>
</file>